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10-17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08-17 16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05-03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3-01-0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9-22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1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6016" calcext:value-type="float">
            <text:p>26.03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0296" calcext:value-type="float">
            <text:p>25.99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228" calcext:value-type="float">
            <text:p>25.86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8376" calcext:value-type="float">
            <text:p>25.86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6664" calcext:value-type="float">
            <text:p>25.8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4952" calcext:value-type="float">
            <text:p>25.9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7144" calcext:value-type="float">
            <text:p>25.9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9336" calcext:value-type="float">
            <text:p>25.92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5912" calcext:value-type="float">
            <text:p>25.96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8104" calcext:value-type="float">
            <text:p>25.97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944" calcext:value-type="float">
            <text:p>25.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468" calcext:value-type="float">
            <text:p>26.0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6872" calcext:value-type="float">
            <text:p>26.02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8584" calcext:value-type="float">
            <text:p>26.00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0776" calcext:value-type="float">
            <text:p>26.02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2992" calcext:value-type="float">
            <text:p>26.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4516" calcext:value-type="float">
            <text:p>26.0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3448" calcext:value-type="float">
            <text:p>26.0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8688" calcext:value-type="float">
            <text:p>26.07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6976" calcext:value-type="float">
            <text:p>26.09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564" calcext:value-type="float">
            <text:p>26.07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9544" calcext:value-type="float">
            <text:p>26.0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66496" calcext:value-type="float">
            <text:p>26.06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72592" calcext:value-type="float">
            <text:p>26.07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9168" calcext:value-type="float">
            <text:p>26.1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9648" calcext:value-type="float">
            <text:p>26.13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57936" calcext:value-type="float">
            <text:p>26.15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79272" calcext:value-type="float">
            <text:p>26.17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91464" calcext:value-type="float">
            <text:p>26.1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0608" calcext:value-type="float">
            <text:p>26.20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31088" calcext:value-type="float">
            <text:p>26.2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6432" calcext:value-type="float">
            <text:p>26.3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0816" calcext:value-type="float">
            <text:p>26.34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4656" calcext:value-type="float">
            <text:p>26.58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7704" calcext:value-type="float">
            <text:p>26.58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8288" calcext:value-type="float">
            <text:p>26.68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7536" calcext:value-type="float">
            <text:p>26.7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9728" calcext:value-type="float">
            <text:p>26.77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572" calcext:value-type="float">
            <text:p>26.71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6576" calcext:value-type="float">
            <text:p>26.7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08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9312" calcext:value-type="float">
            <text:p>26.49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5304" calcext:value-type="float">
            <text:p>26.43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3592" calcext:value-type="float">
            <text:p>26.45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8832" calcext:value-type="float">
            <text:p>26.46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3112" calcext:value-type="float">
            <text:p>26.4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7016" calcext:value-type="float">
            <text:p>26.41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0064" calcext:value-type="float">
            <text:p>26.42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616" calcext:value-type="float">
            <text:p>26.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7496" calcext:value-type="float">
            <text:p>26.44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5784" calcext:value-type="float">
            <text:p>26.46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22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0648" calcext:value-type="float">
            <text:p>26.5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1128" calcext:value-type="float">
            <text:p>26.5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5136" calcext:value-type="float">
            <text:p>26.6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6472" calcext:value-type="float">
            <text:p>26.63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5512" calcext:value-type="float">
            <text:p>26.57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236" calcext:value-type="float">
            <text:p>26.50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6264" calcext:value-type="float">
            <text:p>26.49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1504" calcext:value-type="float">
            <text:p>26.51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3696" calcext:value-type="float">
            <text:p>26.52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5032" calcext:value-type="float">
            <text:p>26.54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332" calcext:value-type="float">
            <text:p>26.56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2944" calcext:value-type="float">
            <text:p>26.6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428" calcext:value-type="float">
            <text:p>26.62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3152" calcext:value-type="float">
            <text:p>26.7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7912" calcext:value-type="float">
            <text:p>26.72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096" calcext:value-type="float">
            <text:p>26.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668" calcext:value-type="float">
            <text:p>26.77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0716" calcext:value-type="float">
            <text:p>26.80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8016" calcext:value-type="float">
            <text:p>26.79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94968" calcext:value-type="float">
            <text:p>26.79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88872" calcext:value-type="float">
            <text:p>26.78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73632" calcext:value-type="float">
            <text:p>26.77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2296" calcext:value-type="float">
            <text:p>26.75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9248" calcext:value-type="float">
            <text:p>26.74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62" calcext:value-type="float">
            <text:p>26.7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64488" calcext:value-type="float">
            <text:p>26.76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58392" calcext:value-type="float">
            <text:p>26.75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7056" calcext:value-type="float">
            <text:p>26.73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40104" calcext:value-type="float">
            <text:p>26.74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24864" calcext:value-type="float">
            <text:p>26.7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12672" calcext:value-type="float">
            <text:p>26.71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9624" calcext:value-type="float">
            <text:p>26.7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2568" calcext:value-type="float">
            <text:p>26.64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3424" calcext:value-type="float">
            <text:p>26.63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81608" calcext:value-type="float">
            <text:p>26.58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0752" calcext:value-type="float">
            <text:p>26.59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5992" calcext:value-type="float">
            <text:p>26.6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8184" calcext:value-type="float">
            <text:p>26.61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0376" calcext:value-type="float">
            <text:p>26.63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5616" calcext:value-type="float">
            <text:p>26.64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3904" calcext:value-type="float">
            <text:p>26.66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21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48664" calcext:value-type="float">
            <text:p>26.64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1712" calcext:value-type="float">
            <text:p>26.65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476" calcext:value-type="float">
            <text:p>26.6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524" calcext:value-type="float">
            <text:p>26.68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1336" calcext:value-type="float">
            <text:p>26.69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6096" calcext:value-type="float">
            <text:p>26.6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82192" calcext:value-type="float">
            <text:p>26.68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3528" calcext:value-type="float">
            <text:p>26.70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1232" calcext:value-type="float">
            <text:p>26.62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12088" calcext:value-type="float">
            <text:p>26.61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6848" calcext:value-type="float">
            <text:p>26.5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0168" calcext:value-type="float">
            <text:p>26.49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4448" calcext:value-type="float">
            <text:p>26.44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5096" calcext:value-type="float">
            <text:p>26.29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6704" calcext:value-type="float">
            <text:p>26.20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8312" calcext:value-type="float">
            <text:p>26.11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72008" calcext:value-type="float">
            <text:p>25.97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5808" calcext:value-type="float">
            <text:p>25.8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65328" calcext:value-type="float">
            <text:p>25.8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83616" calcext:value-type="float">
            <text:p>25.8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98856" calcext:value-type="float">
            <text:p>25.8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11048" calcext:value-type="float">
            <text:p>25.91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2324" calcext:value-type="float">
            <text:p>25.9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1528" calcext:value-type="float">
            <text:p>25.94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7624" calcext:value-type="float">
            <text:p>25.94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372" calcext:value-type="float">
            <text:p>25.9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6768" calcext:value-type="float">
            <text:p>25.9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0672" calcext:value-type="float">
            <text:p>25.95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44576" calcext:value-type="float">
            <text:p>25.9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2864" calcext:value-type="float">
            <text:p>25.9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842" calcext:value-type="float">
            <text:p>25.9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96392" calcext:value-type="float">
            <text:p>25.99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05536" calcext:value-type="float">
            <text:p>26.00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7728" calcext:value-type="float">
            <text:p>26.01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51256" calcext:value-type="float">
            <text:p>26.05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3928" calcext:value-type="float">
            <text:p>26.09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12216" calcext:value-type="float">
            <text:p>26.11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30504" calcext:value-type="float">
            <text:p>26.1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48792" calcext:value-type="float">
            <text:p>26.14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0984" calcext:value-type="float">
            <text:p>26.16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6708" calcext:value-type="float">
            <text:p>26.16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03656" calcext:value-type="float">
            <text:p>26.2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24992" calcext:value-type="float">
            <text:p>26.22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40232" calcext:value-type="float">
            <text:p>26.24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5852" calcext:value-type="float">
            <text:p>26.2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67664" calcext:value-type="float">
            <text:p>26.26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6808" calcext:value-type="float">
            <text:p>26.27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9" calcext:value-type="float">
            <text:p>26.2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92048" calcext:value-type="float">
            <text:p>26.2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7288" calcext:value-type="float">
            <text:p>26.30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1948" calcext:value-type="float">
            <text:p>26.31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1672" calcext:value-type="float">
            <text:p>26.33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3864" calcext:value-type="float">
            <text:p>26.34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044" calcext:value-type="float">
            <text:p>26.38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7872" calcext:value-type="float">
            <text:p>26.40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0544" calcext:value-type="float">
            <text:p>26.45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62736" calcext:value-type="float">
            <text:p>26.46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4928" calcext:value-type="float">
            <text:p>26.47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284" calcext:value-type="float">
            <text:p>26.53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4552" calcext:value-type="float">
            <text:p>26.5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176" calcext:value-type="float">
            <text:p>26.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5888" calcext:value-type="float">
            <text:p>26.53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6744" calcext:value-type="float">
            <text:p>26.5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93216" calcext:value-type="float">
            <text:p>26.49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8352" calcext:value-type="float">
            <text:p>26.43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9584" calcext:value-type="float">
            <text:p>26.38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8728" calcext:value-type="float">
            <text:p>26.39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3488" calcext:value-type="float">
            <text:p>26.38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7768" calcext:value-type="float">
            <text:p>26.33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8248" calcext:value-type="float">
            <text:p>26.36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52" calcext:value-type="float">
            <text:p>26.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62152" calcext:value-type="float">
            <text:p>26.36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7392" calcext:value-type="float">
            <text:p>26.37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3968" calcext:value-type="float">
            <text:p>26.41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4824" calcext:value-type="float">
            <text:p>26.40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1092" calcext:value-type="float">
            <text:p>26.4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29208" calcext:value-type="float">
            <text:p>26.42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32256" calcext:value-type="float">
            <text:p>26.4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9688" calcext:value-type="float">
            <text:p>26.45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188" calcext:value-type="float">
            <text:p>26.47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4072" calcext:value-type="float">
            <text:p>26.48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712" calcext:value-type="float">
            <text:p>26.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81024" calcext:value-type="float">
            <text:p>26.48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77976" calcext:value-type="float">
            <text:p>26.4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05408" calcext:value-type="float">
            <text:p>26.50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29792" calcext:value-type="float">
            <text:p>26.52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38936" calcext:value-type="float">
            <text:p>26.53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57224" calcext:value-type="float">
            <text:p>26.55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0272" calcext:value-type="float">
            <text:p>26.56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2464" calcext:value-type="float">
            <text:p>26.57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0904" calcext:value-type="float">
            <text:p>26.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57808" calcext:value-type="float">
            <text:p>26.6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66952" calcext:value-type="float">
            <text:p>26.66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9144" calcext:value-type="float">
            <text:p>26.67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73048" calcext:value-type="float">
            <text:p>26.67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9522" calcext:value-type="float">
            <text:p>1.509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18451612903" calcext:value-type="float">
            <text:p>1.51318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44464516129" calcext:value-type="float">
            <text:p>1.6034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68593548387" calcext:value-type="float">
            <text:p>1.53068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79535483871" calcext:value-type="float">
            <text:p>1.45979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41248" calcext:value-type="float">
            <text:p>1.35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50322580645" calcext:value-type="float">
            <text:p>1.49450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875875" calcext:value-type="float">
            <text:p>1.49875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4744" calcext:value-type="float">
            <text:p>1.6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44336" calcext:value-type="float">
            <text:p>1.89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04664" calcext:value-type="float">
            <text:p>1.750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439725" calcext:value-type="float">
            <text:p>1.65439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04827586207" calcext:value-type="float">
            <text:p>1.700048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224722580645" calcext:value-type="float">
            <text:p>1.73224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57496774194" calcext:value-type="float">
            <text:p>1.8595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458374193548" calcext:value-type="float">
            <text:p>1.79458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3273" calcext:value-type="float">
            <text:p>1.8032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6321" calcext:value-type="float">
            <text:p>1.8063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5554" calcext:value-type="float">
            <text:p>1.7655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246090322581" calcext:value-type="float">
            <text:p>1.942460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17806451613" calcext:value-type="float">
            <text:p>1.95317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890775" calcext:value-type="float">
            <text:p>1.928907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6255483871" calcext:value-type="float">
            <text:p>1.68662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7576" calcext:value-type="float">
            <text:p>1.438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820975" calcext:value-type="float">
            <text:p>1.678209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16296" calcext:value-type="float">
            <text:p>1.81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610451612903" calcext:value-type="float">
            <text:p>2.01610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879406451613" calcext:value-type="float">
            <text:p>1.9287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377883870968" calcext:value-type="float">
            <text:p>2.43377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908283870968" calcext:value-type="float">
            <text:p>2.1990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25045" calcext:value-type="float">
            <text:p>2.5125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12576" calcext:value-type="float">
            <text:p>2.39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985238709677" calcext:value-type="float">
            <text:p>1.9898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5664" calcext:value-type="float">
            <text:p>1.66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954" calcext:value-type="float">
            <text:p>1.917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932593548387" calcext:value-type="float">
            <text:p>2.07932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41288" calcext:value-type="float">
            <text:p>1.89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95329032258" calcext:value-type="float">
            <text:p>1.8139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04567741936" calcext:value-type="float">
            <text:p>1.5330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399974193548" calcext:value-type="float">
            <text:p>1.693999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647586206897" calcext:value-type="float">
            <text:p>1.62647586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887535483871" calcext:value-type="float">
            <text:p>1.71887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18475" calcext:value-type="float">
            <text:p>1.859184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8512" calcext:value-type="float">
            <text:p>1.88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698967741936" calcext:value-type="float">
            <text:p>1.84698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308" calcext:value-type="float">
            <text:p>1.95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709425" calcext:value-type="float">
            <text:p>1.8970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060412903226" calcext:value-type="float">
            <text:p>2.08060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6088" calcext:value-type="float">
            <text:p>2.0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709393548387" calcext:value-type="float">
            <text:p>1.7470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91096774194" calcext:value-type="float">
            <text:p>1.49991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13135483871" calcext:value-type="float">
            <text:p>1.481131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083314285714" calcext:value-type="float">
            <text:p>1.44083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64696774194" calcext:value-type="float">
            <text:p>1.67364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671325" calcext:value-type="float">
            <text:p>1.896713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81112" calcext:value-type="float">
            <text:p>2.058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173238709677" calcext:value-type="float">
            <text:p>1.79173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35275" calcext:value-type="float">
            <text:p>2.06035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02864516129" calcext:value-type="float">
            <text:p>1.800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84" calcext:value-type="float">
            <text:p>1.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315" calcext:value-type="float">
            <text:p>1.3773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5976" calcext:value-type="float">
            <text:p>1.301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45832258065" calcext:value-type="float">
            <text:p>1.3564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40657142857" calcext:value-type="float">
            <text:p>1.40240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46625" calcext:value-type="float">
            <text:p>1.444466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20670967742" calcext:value-type="float">
            <text:p>1.7522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37376" calcext:value-type="float">
            <text:p>1.91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727329032258" calcext:value-type="float">
            <text:p>1.7072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782890322581" calcext:value-type="float">
            <text:p>1.45782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602451612903" calcext:value-type="float">
            <text:p>1.3760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576412903226" calcext:value-type="float">
            <text:p>1.45576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9776" calcext:value-type="float">
            <text:p>1.801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2635" calcext:value-type="float">
            <text:p>1.72726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36824" calcext:value-type="float">
            <text:p>1.573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13806451613" calcext:value-type="float">
            <text:p>1.6331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036885714286" calcext:value-type="float">
            <text:p>2.08036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0438" calcext:value-type="float">
            <text:p>1.980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172051612903" calcext:value-type="float">
            <text:p>1.991720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3056" calcext:value-type="float">
            <text:p>1.886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972" calcext:value-type="float">
            <text:p>1.6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3952" calcext:value-type="float">
            <text:p>2.6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084" calcext:value-type="float">
            <text:p>2.9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2596" calcext:value-type="float">
            <text:p>2.482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6316" calcext:value-type="float">
            <text:p>1.766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878" calcext:value-type="float">
            <text:p>1.668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0116" calcext:value-type="float">
            <text:p>1.690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9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030833001</text:p>
          </table:table-cell>
          <table:table-cell office:value-type="string" calcext:value-type="string">
            <text:p>198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9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032" meta:object-count="0"/>
    <meta:user-defined meta:name="AppVersion">3.0</meta:user-defined>
  </office:meta>
</office:document-meta>
</file>